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f23" officeooo:paragraph-rsid="00099f23"/>
    </style:style>
    <style:style style:name="P2" style:family="paragraph" style:parent-style-name="Standard">
      <style:text-properties officeooo:rsid="000b30a0" officeooo:paragraph-rsid="000b30a0"/>
    </style:style>
    <style:style style:name="P3" style:family="paragraph" style:parent-style-name="Standard">
      <style:text-properties officeooo:rsid="001cd2f8" officeooo:paragraph-rsid="000b30a0"/>
    </style:style>
    <style:style style:name="P4" style:family="paragraph" style:parent-style-name="Standard">
      <style:text-properties officeooo:rsid="000d7be1" officeooo:paragraph-rsid="000b30a0"/>
    </style:style>
    <style:style style:name="P5" style:family="paragraph" style:parent-style-name="Standard">
      <style:text-properties officeooo:rsid="000d7be1" officeooo:paragraph-rsid="000d7be1"/>
    </style:style>
    <style:style style:name="P6" style:family="paragraph" style:parent-style-name="Standard">
      <style:text-properties fo:font-size="16pt" officeooo:rsid="00098221" officeooo:paragraph-rsid="00098221" style:font-size-asian="16pt" style:font-size-complex="16pt"/>
    </style:style>
    <style:style style:name="P7" style:family="paragraph" style:parent-style-name="Standard">
      <style:text-properties fo:font-weight="bold" officeooo:rsid="00099f23" officeooo:paragraph-rsid="00099f23" style:font-weight-asian="bold" style:font-weight-complex="bold"/>
    </style:style>
    <style:style style:name="P8" style:family="paragraph" style:parent-style-name="Standard">
      <style:text-properties fo:font-weight="bold" officeooo:rsid="001cd2f8" officeooo:paragraph-rsid="000b30a0" style:font-weight-asian="bold" style:font-weight-complex="bold"/>
    </style:style>
    <style:style style:name="P9" style:family="paragraph" style:parent-style-name="Standard">
      <style:text-properties fo:font-weight="bold" officeooo:rsid="000bf190" officeooo:paragraph-rsid="000bf190" style:font-weight-asian="bold" style:font-weight-complex="bold"/>
    </style:style>
    <style:style style:name="P10" style:family="paragraph" style:parent-style-name="Standard">
      <style:text-properties fo:font-weight="normal" officeooo:rsid="000b30a0" officeooo:paragraph-rsid="000b30a0" style:font-weight-asian="normal" style:font-weight-complex="normal"/>
    </style:style>
    <style:style style:name="P11" style:family="paragraph" style:parent-style-name="Standard">
      <style:text-properties fo:font-weight="normal" officeooo:rsid="00103cc8" officeooo:paragraph-rsid="001439bb" style:font-weight-asian="normal" style:font-weight-complex="normal"/>
    </style:style>
    <style:style style:name="P12" style:family="paragraph" style:parent-style-name="Standard">
      <style:text-properties fo:font-weight="normal" officeooo:rsid="000cf8bd" officeooo:paragraph-rsid="000cf8bd" style:font-weight-asian="normal" style:font-weight-complex="normal"/>
    </style:style>
    <style:style style:name="P13" style:family="paragraph" style:parent-style-name="Standard">
      <style:text-properties fo:font-weight="normal" officeooo:rsid="001156fe" officeooo:paragraph-rsid="001156fe" style:font-weight-asian="normal" style:font-weight-complex="normal"/>
    </style:style>
    <style:style style:name="P14" style:family="paragraph" style:parent-style-name="Standard">
      <style:text-properties fo:font-weight="normal" officeooo:rsid="00099f23" officeooo:paragraph-rsid="00099f23" style:font-weight-asian="normal" style:font-weight-complex="normal"/>
    </style:style>
    <style:style style:name="P15" style:family="paragraph" style:parent-style-name="Standard">
      <style:text-properties fo:font-weight="normal" officeooo:rsid="001439bb" officeooo:paragraph-rsid="001439bb" style:font-weight-asian="normal" style:font-weight-complex="normal"/>
    </style:style>
    <style:style style:name="P16" style:family="paragraph" style:parent-style-name="Standard">
      <style:text-properties fo:font-weight="normal" officeooo:rsid="000bf190" officeooo:paragraph-rsid="0015f63e" style:font-weight-asian="normal" style:font-weight-complex="normal"/>
    </style:style>
    <style:style style:name="P17" style:family="paragraph" style:parent-style-name="Standard">
      <style:text-properties fo:font-weight="normal" officeooo:rsid="0015f63e" officeooo:paragraph-rsid="001654b5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67d9a" officeooo:paragraph-rsid="00167d9a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1681d8" officeooo:paragraph-rsid="001681d8" style:font-weight-asian="normal" style:font-weight-complex="normal"/>
    </style:style>
    <style:style style:name="P20" style:family="paragraph" style:parent-style-name="Standard">
      <style:text-properties fo:font-style="italic" fo:font-weight="bold" officeooo:rsid="000b30a0" officeooo:paragraph-rsid="000b30a0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1156fe" officeooo:paragraph-rsid="001156fe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cf8bd" officeooo:paragraph-rsid="000cf8bd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1654b5" officeooo:paragraph-rsid="001654b5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fo:font-weight="bold" officeooo:rsid="001681d8" officeooo:paragraph-rsid="001681d8" style:font-style-asian="italic" style:font-weight-asian="bold" style:font-style-complex="italic" style:font-weight-complex="bold"/>
    </style:style>
    <style:style style:name="P25" style:family="paragraph" style:parent-style-name="Standard">
      <style:text-properties officeooo:rsid="00099f23" officeooo:paragraph-rsid="00099f23"/>
    </style:style>
    <style:style style:name="P26" style:family="paragraph" style:parent-style-name="Standard">
      <style:text-properties officeooo:rsid="00101c66" officeooo:paragraph-rsid="00101c66"/>
    </style:style>
    <style:style style:name="P27" style:family="paragraph" style:parent-style-name="Standard">
      <style:text-properties officeooo:rsid="000b30a0" officeooo:paragraph-rsid="000b30a0"/>
    </style:style>
    <style:style style:name="P28" style:family="paragraph" style:parent-style-name="Standard">
      <style:text-properties officeooo:rsid="00103cc8" officeooo:paragraph-rsid="00103cc8"/>
    </style:style>
    <style:style style:name="P29" style:family="paragraph" style:parent-style-name="Standard">
      <style:text-properties officeooo:rsid="000d7be1" officeooo:paragraph-rsid="000d7be1"/>
    </style:style>
    <style:style style:name="P30" style:family="paragraph" style:parent-style-name="Standard">
      <style:text-properties officeooo:rsid="000d7be1" officeooo:paragraph-rsid="000b30a0"/>
    </style:style>
    <style:style style:name="P31" style:family="paragraph" style:parent-style-name="Standard">
      <style:text-properties officeooo:rsid="00098221" officeooo:paragraph-rsid="00098221"/>
    </style:style>
    <style:style style:name="P32" style:family="paragraph" style:parent-style-name="Standard">
      <style:text-properties officeooo:rsid="001cd2f8" officeooo:paragraph-rsid="000b30a0"/>
    </style:style>
    <style:style style:name="P33" style:family="paragraph" style:parent-style-name="Standard">
      <style:text-properties officeooo:rsid="001cd2f8" officeooo:paragraph-rsid="00167d9a"/>
    </style:style>
    <style:style style:name="P34" style:family="paragraph" style:parent-style-name="Standard">
      <style:text-properties officeooo:rsid="001681d8" officeooo:paragraph-rsid="001681d8"/>
    </style:style>
    <style:style style:name="P35" style:family="paragraph" style:parent-style-name="Standard">
      <style:text-properties fo:font-size="14pt" fo:font-style="normal" fo:font-weight="bold" officeooo:rsid="001cd2f8" officeooo:paragraph-rsid="000b30a0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master-page-name="">
      <style:paragraph-properties fo:margin-left="0.5in" fo:margin-right="0in" fo:text-indent="-0.5in" style:auto-text-indent="false" style:page-number="auto"/>
      <style:text-properties fo:font-weight="normal" officeooo:rsid="00167d9a" officeooo:paragraph-rsid="00167d9a" style:font-weight-asian="normal" style:font-weight-complex="normal"/>
    </style:style>
    <style:style style:name="T1" style:family="text">
      <style:text-properties officeooo:rsid="000c4cd1"/>
    </style:style>
    <style:style style:name="T2" style:family="text">
      <style:text-properties officeooo:rsid="000d7be1"/>
    </style:style>
    <style:style style:name="T3" style:family="text">
      <style:text-properties officeooo:rsid="00101c6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01c66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03cc8"/>
    </style:style>
    <style:style style:name="T8" style:family="text">
      <style:text-properties officeooo:rsid="001156fe"/>
    </style:style>
    <style:style style:name="T9" style:family="text">
      <style:text-properties officeooo:rsid="001439bb"/>
    </style:style>
    <style:style style:name="T10" style:family="text">
      <style:text-properties officeooo:rsid="001654b5"/>
    </style:style>
    <style:style style:name="T11" style:family="text">
      <style:text-properties officeooo:rsid="001681d8"/>
    </style:style>
    <style:style style:name="T12" style:family="text">
      <style:text-properties officeooo:rsid="0017d0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PWHsim Tips and Tricks</text:p>
      <text:p text:style-name="P31"/>
      <text:p text:style-name="P31"/>
      <text:p text:style-name="P21">Units</text:p>
      <text:p text:style-name="P13"/>
      <text:p text:style-name="P13">Most variables used in HPWHsim have the units they are specified in appended with an underscore. <text:s/>For example, the tank temperatures use the variable named tankTemps_C, which implies they should be supplied in degrees celsius. <text:s/>There exist functions for converting between units, and many of the output or input functions have versions which take a UNITS input. <text:s/>The functions with this input will use take the values specified and if necessary convert them to the appropriate units. <text:s/></text:p>
      <text:p text:style-name="P14"/>
      <text:p text:style-name="P14"/>
      <text:p text:style-name="P7"><text:span text:style-name="T5">I</text:span><text:span text:style-name="T4">nterior space temperature depression, for single zone models</text:span></text:p>
      <text:p text:style-name="P1"/>
      <text:p text:style-name="P26">The predecessor of HPWHsim was originally written for SEEM, Ecotope's single-zone building energy use simulation engine. <text:s/>scraper</text:p>
      <text:p text:style-name="P1"/>
      <text:p text:style-name="P1"/>
      <text:p text:style-name="P20"><text:span text:style-name="T2">The</text:span> verbosity <text:span text:style-name="T2">and </text:span>callback function</text:p>
      <text:p text:style-name="P5"/>
      <text:p text:style-name="P5">The HPWHsim provides an error/debugging message facility, along with the ability to specify where the output s<text:span text:style-name="T3">h</text:span>ould <text:span text:style-name="T3">be sent,</text:span> via a callback function. <text:s/>There are four levels of verbosity for the messages: <text:s/></text:p>
      <text:p text:style-name="P5">VRB_silent = 0, VRB_reluctant = 1, VRB_typical = 2, and VRB_emetic = 3 </text:p>
      <text:p text:style-name="P5">They are ordered by the amount of output they will write: “silent” prints no messages, “reluctant” prints messages only for fatal errors, “typical” prints basic debugging information, and “emetic” prints copious amounts of information. <text:s/>Each level prints all the messages from that below it, i.e. “typical” will print all of the “reluctant” messages and all of its messages. <text:s/>When initialized, the HPWH object defaults to silent, but can be set using the setVerbosity function. <text:s/></text:p>
      <text:p text:style-name="P2"/>
      <text:p text:style-name="P28">The default behavior is for output to be written to stdout, using cout. <text:s/>If it is desired for the output to be sent to a different place, this can be done by providing a function pointer and a context pointer. <text:s/>These variables are stored as part of the HPWH object and set using the setMessageCallback function:</text:p>
      <text:p text:style-name="P5"/>
      <text:p text:style-name="P5">void setMessageCallback( void (*callbackFunc)(const std::string message, void* pContext), void* pContext);</text:p>
      <text:p text:style-name="P2"/>
      <text:p text:style-name="P28">As can be seen, the callback function should return nothing, and take a string and a pointer as arguments.</text:p>
      <text:p text:style-name="P4"/>
      <text:p text:style-name="P4"/>
      <text:p text:style-name="P22"><text:span text:style-name="T7">H</text:span>ysteresis</text:p>
      <text:p text:style-name="P12"/>
      <text:p text:style-name="P11">One of the parameters for <text:span text:style-name="T8">each HeatSource</text:span> is a term labeled “hysteresis_<text:span text:style-name="T9">dC</text:span>”. <text:s/><text:span text:style-name="T8">This represents the different behavior that has been observed for heat sources which are running. <text:s/>The units, dC, are differential celsius degrees, i.e. the conversion between C and F should not use the constant offset term (32 F). <text:s/>It is applied to:</text:span></text:p>
      <text:p text:style-name="P11"/>
      <text:p text:style-name="P11"><text:span text:style-name="T8">OFFLOGIC_lowT - when the heat source is engaged, the hysteresis is subtracted from the </text:span><text:soft-page-break/><text:span text:style-name="T8">decisionPoint. <text:s/>If the heat source is not engaged, the decisionPoint is used as is. <text:s/></text:span></text:p>
      <text:p text:style-name="P11"/>
      <text:p text:style-name="P15">OFFLOGIC_lowTreheat – when the heat source is engaged, the hysteresis is added to the decisionPoint. <text:s/>The lowTreheat logic does nothing when the heat source is not engaged, as it is not intended to prevent a heat source from engaging. <text:s/></text:p>
      <text:p text:style-name="P12"/>
      <text:p text:style-name="P10"/>
      <text:p text:style-name="P23">resetTankToSetpoint</text:p>
      <text:p text:style-name="P16"/>
      <text:p text:style-name="P17">The <text:span text:style-name="T10">resetTankToSetpoint</text:span> function will set all nodes to the setpoint. <text:s/>The starting temperature of a HPWH is set to the setpoint when initialized. <text:s/>Any change in the setpoint will not alter the current temperature of the tank however, so if a non-default setpoint is desired, the <text:span text:style-name="T10">resetTankToSetpoint</text:span> function can be used. </text:p>
      <text:p text:style-name="P17"/>
      <text:p text:style-name="P10"/>
      <text:p text:style-name="P35">Failure</text:p>
      <text:p text:style-name="P8"/>
      <text:p text:style-name="P24">Fatal Errors</text:p>
      <text:p text:style-name="P36">There are a number of reasons that the HPWH simulation can fail:</text:p>
      <text:list xml:id="list3120893930115292664" text:style-name="L1">
        <text:list-item>
          <text:p text:style-name="P18">The draw size in one step is more than the volume of the tank. <text:s/></text:p>
        </text:list-item>
        <text:list-item>
          <text:p text:style-name="P18">A HeatSource which has <text:span text:style-name="T11">defined </text:span>backupHeatSource or companionHeatSource pointers is copied <text:span text:style-name="T11">or assigned</text:span>. <text:s/></text:p>
        </text:list-item>
        <text:list-item>
          <text:p text:style-name="P19">HPWHinit_file or HPWHinit_presets fails to properly initialize the HPWH. <text:s/></text:p>
        </text:list-item>
        <text:list-item>
          <text:p text:style-name="P19">A value other than 1 for minutesPerStep is specified when attempting to run with tempDepression. <text:s/></text:p>
        </text:list-item>
      </text:list>
      <text:p text:style-name="P33"/>
      <text:p text:style-name="P34">This kind of fatal error will write out an informative error message is the verbosity is not set to “silent” <text:span text:style-name="T12">and will return HPWH_ABORT</text:span>. <text:s/></text:p>
      <text:p text:style-name="P34">The simulation is unrecoverable from this kind of error, and must be reinitialized. <text:s/>Care should be taken not to invoke one of these failure conditions again. <text:s/></text:p>
      <text:p text:style-name="P34"/>
      <text:p text:style-name="P34"/>
      <text:p text:style-name="P24">Non-Fatal Errors</text:p>
      <text:p text:style-name="P34">Certain kinds of mistakes will cause errors but not prevent the simulation from continuing to run. <text:s/>In these cases, the function which has failed <text:span text:style-name="T12">will</text:span> return a failure code specified in the header as H<text:span text:style-name="T1">PWH_ABORT. <text:s/></text:span>Examples of these failures are <text:span text:style-name="T12">the functions which set or get from a particular node or heat source. <text:s/>Specifying a number, N, outside the range of nodes or heatsources (e.g. 13 for a HPWH with 12 nodes) will return HPWH_ABORT. <text:s/>Typically a failure of this kind will output a useful error message, provided the verbosity is set to at least “reluctant”. <text:s/></text:span></text:p>
      <text:p text:style-name="P3"/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7:24:12.846198158</meta:creation-date>
    <dc:date>2016-03-02T17:49:43.107739878</dc:date>
    <meta:editing-duration>PT1H36M29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2" meta:paragraph-count="29" meta:word-count="707" meta:character-count="4409" meta:non-whitespace-character-count="3687"/>
  </office:meta>
</office:document-meta>
</file>